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9.3189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1 using a pneumatic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2 using a pneumatic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5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3 using a motor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0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mitSwitchErr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t field; bit mask 0x0001 = invalid limit switch status for Faraday cup 1; mask 0x0002 = similarly for cup 2; mask 0x0004 = similarly for cup 3; 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tion state for cup 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tion state for cup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tion state for cup 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Faraday cup 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Faraday cup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Faraday cup 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offset value for the cup 1..3, channel 1..4, gain1..2; 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ratio for the cup 1..3, channel 1..4, gain1..2; u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3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is is the ADC1 value (for higher gain); above this value, the ADC0 value (for lower gain) should be used in calculations.</text:p>
          </table:table-cell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ing the correctness of the cup mechanism #1; false = no error; true = err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 whether the mechanism of cup #1 is in a transient state; true = steady state; false = transient st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Status of cup #1; true = inserted; false = withdr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s above for cup #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s above for cup #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s above for cup #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s above for cup #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s above for cup #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s above for cup #3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20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s module; true = insert cup #1; false = withdraw cup #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s module; true = insert cup #2; false = withdraw cup #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s module; true = insert cup #3; false = withdraw cup #3</text:p>
          </table:table-cell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0:40:00.725208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2T14:48:54.496714572</dc:date>
    <meta:editing-duration>PT12H45M2S</meta:editing-duration>
    <meta:editing-cycles>76</meta:editing-cycles>
    <meta:generator>LibreOffice/24.2.7.2$Linux_X86_64 LibreOffice_project/420$Build-2</meta:generator>
    <meta:document-statistic meta:table-count="1" meta:cell-count="958" meta:object-count="0"/>
  </office:meta>
</office:document-meta>
</file>